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rac>
              <mrow>
                <mo stretchy="false">(</mo>
                <mrow>
                  <mrow>
                    <mi>a</mi>
                    <mo stretchy="false">+</mo>
                    <mover accent="true">
                      <mi>a</mi>
                      <mo stretchy="false">˙</mo>
                    </mover>
                  </mrow>
                  <mrow>
                    <mo stretchy="false">ϵ</mo>
                    <mo stretchy="false">+</mo>
                    <mover accent="true">
                      <mi>a</mi>
                      <mo stretchy="false">¨</mo>
                    </mover>
                  </mrow>
                  <mrow>
                    <msup>
                      <mo stretchy="false">ϵ</mo>
                      <mn>2</mn>
                    </msup>
                    <mo stretchy="false">+</mo>
                    <mover accent="true">
                      <mi>a</mi>
                      <mo stretchy="false">⃛</mo>
                    </mover>
                  </mrow>
                  <msup>
                    <mo stretchy="false">ϵ</mo>
                    <mn>3</mn>
                  </msup>
                </mrow>
                <mo stretchy="false">)</mo>
              </mrow>
              <mrow>
                <mo stretchy="false">(</mo>
                <mrow>
                  <mrow>
                    <mi>b</mi>
                    <mo stretchy="false">+</mo>
                    <mover accent="true">
                      <mi>b</mi>
                      <mo stretchy="false">˙</mo>
                    </mover>
                  </mrow>
                  <mrow>
                    <mo stretchy="false">ϵ</mo>
                    <mo stretchy="false">+</mo>
                    <mover accent="true">
                      <mi>b</mi>
                      <mo stretchy="false">¨</mo>
                    </mover>
                  </mrow>
                  <mrow>
                    <msup>
                      <mo stretchy="false">ϵ</mo>
                      <mn>2</mn>
                    </msup>
                    <mo stretchy="false">+</mo>
                    <mover accent="true">
                      <mi>b</mi>
                      <mo stretchy="false">⃛</mo>
                    </mover>
                  </mrow>
                  <msup>
                    <mo stretchy="false">ϵ</mo>
                    <mn>3</mn>
                  </msup>
                </mrow>
                <mo stretchy="false">)</mo>
              </mrow>
            </mfrac>
          </mrow>
        </mtd>
      </mtr>
      <mtr>
        <mtd>
          <mrow/>
        </mtd>
      </mtr>
      <mtr>
        <mtd>
          <mrow>
            <mfrac>
              <mrow>
                <mo stretchy="false">(</mo>
                <mrow>
                  <mrow>
                    <mo stretchy="false">(</mo>
                    <mrow>
                      <mrow>
                        <mi>a</mi>
                        <mo stretchy="false">+</mo>
                        <mover accent="true">
                          <mi>a</mi>
                          <mo stretchy="false">˙</mo>
                        </mover>
                      </mrow>
                      <mrow>
                        <mo stretchy="false">ϵ</mo>
                        <mo stretchy="false">+</mo>
                        <mover accent="true">
                          <mi>a</mi>
                          <mo stretchy="false">¨</mo>
                        </mover>
                      </mrow>
                      <mrow>
                        <msup>
                          <mo stretchy="false">ϵ</mo>
                          <mn>2</mn>
                        </msup>
                        <mo stretchy="false">+</mo>
                        <mover accent="true">
                          <mi>a</mi>
                          <mo stretchy="false">⃛</mo>
                        </mover>
                      </mrow>
                      <msup>
                        <mo stretchy="false">ϵ</mo>
                        <mn>3</mn>
                      </msup>
                    </mrow>
                    <mo stretchy="false">)</mo>
                  </mrow>
                  <mrow>
                    <mo stretchy="false">(</mo>
                    <mrow>
                      <mrow>
                        <mi>b</mi>
                        <mo stretchy="false">−</mo>
                        <mover accent="true">
                          <mi>b</mi>
                          <mo stretchy="false">˙</mo>
                        </mover>
                      </mrow>
                      <mrow>
                        <mo stretchy="false">ϵ</mo>
                        <mo stretchy="false">−</mo>
                        <mover accent="true">
                          <mi>b</mi>
                          <mo stretchy="false">¨</mo>
                        </mover>
                      </mrow>
                      <mrow>
                        <msup>
                          <mo stretchy="false">ϵ</mo>
                          <mn>2</mn>
                        </msup>
                        <mo stretchy="false">−</mo>
                        <mover accent="true">
                          <mi>b</mi>
                          <mo stretchy="false">⃛</mo>
                        </mover>
                      </mrow>
                      <msup>
                        <mo stretchy="false">ϵ</mo>
                        <mn>3</mn>
                      </msup>
                    </mrow>
                    <mo stretchy="false">)</mo>
                  </mrow>
                </mrow>
                <mo stretchy="false">)</mo>
              </mrow>
              <mrow>
                <mo stretchy="false">(</mo>
                <mrow>
                  <mrow>
                    <mo stretchy="false">(</mo>
                    <mrow>
                      <mrow>
                        <mi>b</mi>
                        <mo stretchy="false">+</mo>
                        <mover accent="true">
                          <mi>b</mi>
                          <mo stretchy="false">˙</mo>
                        </mover>
                      </mrow>
                      <mrow>
                        <mo stretchy="false">ϵ</mo>
                        <mo stretchy="false">+</mo>
                        <mover accent="true">
                          <mi>b</mi>
                          <mo stretchy="false">¨</mo>
                        </mover>
                      </mrow>
                      <mrow>
                        <msup>
                          <mo stretchy="false">ϵ</mo>
                          <mn>2</mn>
                        </msup>
                        <mo stretchy="false">+</mo>
                        <mover accent="true">
                          <mi>b</mi>
                          <mo stretchy="false">⃛</mo>
                        </mover>
                      </mrow>
                      <msup>
                        <mo stretchy="false">ϵ</mo>
                        <mn>3</mn>
                      </msup>
                    </mrow>
                    <mo stretchy="false">)</mo>
                  </mrow>
                  <mrow>
                    <mo stretchy="false">(</mo>
                    <mrow>
                      <mrow>
                        <mi>b</mi>
                        <mo stretchy="false">−</mo>
                        <mover accent="true">
                          <mi>b</mi>
                          <mo stretchy="false">˙</mo>
                        </mover>
                      </mrow>
                      <mrow>
                        <mo stretchy="false">ϵ</mo>
                        <mo stretchy="false">−</mo>
                        <mover accent="true">
                          <mi>b</mi>
                          <mo stretchy="false">¨</mo>
                        </mover>
                      </mrow>
                      <mrow>
                        <msup>
                          <mo stretchy="false">ϵ</mo>
                          <mn>2</mn>
                        </msup>
                        <mo stretchy="false">−</mo>
                        <mover accent="true">
                          <mi>b</mi>
                          <mo stretchy="false">⃛</mo>
                        </mover>
                      </mrow>
                      <msup>
                        <mo stretchy="false">ϵ</mo>
                        <mn>3</mn>
                      </msup>
                    </mrow>
                    <mo stretchy="false">)</mo>
                  </mrow>
                </mrow>
                <mo stretchy="false">)</mo>
              </mrow>
            </mfrac>
          </mrow>
        </mtd>
      </mtr>
      <mtr>
        <mtd>
          <mrow/>
        </mtd>
      </mtr>
      <mtr>
        <mtd>
          <mrow>
            <mfrac>
              <mrow>
                <mo stretchy="false">(</mo>
                <mrow>
                  <mrow>
                    <mrow>
                      <mo stretchy="false">(</mo>
                      <mrow>
                        <mi>a</mi>
                        <mi>b</mi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over accent="true">
                          <mi>a</mi>
                          <mo stretchy="false">˙</mo>
                        </mover>
                        <mrow>
                          <mi>b</mi>
                          <mo stretchy="false">−</mo>
                          <mi>a</mi>
                        </mrow>
                        <mover accent="true">
                          <mi>b</mi>
                          <mo stretchy="false">˙</mo>
                        </mover>
                      </mrow>
                      <mo stretchy="false">)</mo>
                    </mrow>
                  </mrow>
                  <mrow>
                    <mo stretchy="false">ϵ</mo>
                    <mo stretchy="false">+</mo>
                    <mrow>
                      <mo stretchy="false">(</mo>
                      <mrow>
                        <mover accent="true">
                          <mi>a</mi>
                          <mo stretchy="false">¨</mo>
                        </mover>
                        <mrow>
                          <mi>b</mi>
                          <mo stretchy="false">−</mo>
                          <mover accent="true">
                            <mi>a</mi>
                            <mo stretchy="false">˙</mo>
                          </mover>
                        </mrow>
                        <mrow>
                          <mover accent="true">
                            <mi>b</mi>
                            <mo stretchy="false">˙</mo>
                          </mover>
                          <mo stretchy="false">−</mo>
                          <mi>a</mi>
                        </mrow>
                        <mover accent="true">
                          <mi>b</mi>
                          <mo stretchy="false">¨</mo>
                        </mover>
                      </mrow>
                      <mo stretchy="false">)</mo>
                    </mrow>
                  </mrow>
                  <mrow>
                    <msup>
                      <mo stretchy="false">ϵ</mo>
                      <mn>2</mn>
                    </msup>
                    <mo stretchy="false">+</mo>
                    <mrow>
                      <mo stretchy="false">(</mo>
                      <mrow>
                        <mover accent="true">
                          <mi>a</mi>
                          <mo stretchy="false">⃛</mo>
                        </mover>
                        <mrow>
                          <mi>b</mi>
                          <mo stretchy="false">−</mo>
                          <mover accent="true">
                            <mi>a</mi>
                            <mo stretchy="false">¨</mo>
                          </mover>
                        </mrow>
                        <mrow>
                          <mover accent="true">
                            <mi>b</mi>
                            <mo stretchy="false">˙</mo>
                          </mover>
                          <mo stretchy="false">−</mo>
                          <mover accent="true">
                            <mi>a</mi>
                            <mo stretchy="false">˙</mo>
                          </mover>
                        </mrow>
                        <mrow>
                          <mover accent="true">
                            <mi>b</mi>
                            <mo stretchy="false">¨</mo>
                          </mover>
                          <mo stretchy="false">−</mo>
                          <mi>a</mi>
                        </mrow>
                        <mover accent="true">
                          <mi>b</mi>
                          <mo stretchy="false">⃛</mo>
                        </mover>
                      </mrow>
                      <mo stretchy="false">)</mo>
                    </mrow>
                  </mrow>
                  <msup>
                    <mo stretchy="false">ϵ</mo>
                    <mn>3</mn>
                  </msup>
                </mrow>
                <mo stretchy="false">)</mo>
              </mrow>
              <mrow>
                <mo stretchy="false">(</mo>
                <mrow>
                  <mrow>
                    <mrow>
                      <mo stretchy="false">(</mo>
                      <mrow>
                        <msup>
                          <mi>b</mi>
                          <mn>2</mn>
                        </msup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over accent="true">
                          <mi>b</mi>
                          <mo stretchy="false">˙</mo>
                        </mover>
                        <mrow>
                          <mi>b</mi>
                          <mo stretchy="false">−</mo>
                          <mi>b</mi>
                        </mrow>
                        <mover accent="true">
                          <mi>b</mi>
                          <mo stretchy="false">˙</mo>
                        </mover>
                      </mrow>
                      <mo stretchy="false">)</mo>
                    </mrow>
                  </mrow>
                  <mrow>
                    <mo stretchy="false">ϵ</mo>
                    <mo stretchy="false">+</mo>
                    <mrow>
                      <mo stretchy="false">(</mo>
                      <mrow>
                        <mover accent="true">
                          <mi>b</mi>
                          <mo stretchy="false">¨</mo>
                        </mover>
                        <mrow>
                          <mi>b</mi>
                          <mo stretchy="false">−</mo>
                          <mover accent="true">
                            <mi>b</mi>
                            <mo stretchy="false">˙</mo>
                          </mover>
                        </mrow>
                        <mrow>
                          <mover accent="true">
                            <mi>b</mi>
                            <mo stretchy="false">˙</mo>
                          </mover>
                          <mo stretchy="false">−</mo>
                          <mi>b</mi>
                        </mrow>
                        <mover accent="true">
                          <mi>b</mi>
                          <mo stretchy="false">¨</mo>
                        </mover>
                      </mrow>
                      <mo stretchy="false">)</mo>
                    </mrow>
                  </mrow>
                  <mrow>
                    <msup>
                      <mo stretchy="false">ϵ</mo>
                      <mn>2</mn>
                    </msup>
                    <mo stretchy="false">+</mo>
                    <mrow>
                      <mo stretchy="false">(</mo>
                      <mrow>
                        <mover accent="true">
                          <mi>b</mi>
                          <mo stretchy="false">⃛</mo>
                        </mover>
                        <mrow>
                          <mi>b</mi>
                          <mo stretchy="false">−</mo>
                          <mover accent="true">
                            <mi>b</mi>
                            <mo stretchy="false">¨</mo>
                          </mover>
                        </mrow>
                        <mrow>
                          <mover accent="true">
                            <mi>b</mi>
                            <mo stretchy="false">˙</mo>
                          </mover>
                          <mo stretchy="false">−</mo>
                          <mover accent="true">
                            <mi>b</mi>
                            <mo stretchy="false">˙</mo>
                          </mover>
                        </mrow>
                        <mrow>
                          <mover accent="true">
                            <mi>b</mi>
                            <mo stretchy="false">¨</mo>
                          </mover>
                          <mo stretchy="false">−</mo>
                          <mi>b</mi>
                        </mrow>
                        <mover accent="true">
                          <mi>b</mi>
                          <mo stretchy="false">⃛</mo>
                        </mover>
                      </mrow>
                      <mo stretchy="false">)</mo>
                    </mrow>
                  </mrow>
                  <msup>
                    <mo stretchy="false">ϵ</mo>
                    <mn>3</mn>
                  </msup>
                </mrow>
                <mo stretchy="false">)</mo>
              </mrow>
            </mfrac>
          </mrow>
        </mtd>
      </mtr>
      <mtr>
        <mtd>
          <mrow/>
        </mtd>
      </mtr>
      <mtr>
        <mtd>
          <mrow>
            <mfrac>
              <mrow>
                <mo stretchy="false">(</mo>
                <mrow>
                  <mrow>
                    <mrow>
                      <mo stretchy="false">(</mo>
                      <mrow>
                        <mi>a</mi>
                        <mi>b</mi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over accent="true">
                          <mi>a</mi>
                          <mo stretchy="false">˙</mo>
                        </mover>
                        <mrow>
                          <mi>b</mi>
                          <mo stretchy="false">−</mo>
                          <mi>a</mi>
                        </mrow>
                        <mover accent="true">
                          <mi>b</mi>
                          <mo stretchy="false">˙</mo>
                        </mover>
                      </mrow>
                      <mo stretchy="false">)</mo>
                    </mrow>
                  </mrow>
                  <mrow>
                    <mo stretchy="false">ϵ</mo>
                    <mo stretchy="false">+</mo>
                    <mrow>
                      <mo stretchy="false">(</mo>
                      <mrow>
                        <mover accent="true">
                          <mi>a</mi>
                          <mo stretchy="false">¨</mo>
                        </mover>
                        <mrow>
                          <mi>b</mi>
                          <mo stretchy="false">−</mo>
                          <mover accent="true">
                            <mi>a</mi>
                            <mo stretchy="false">˙</mo>
                          </mover>
                        </mrow>
                        <mrow>
                          <mover accent="true">
                            <mi>b</mi>
                            <mo stretchy="false">˙</mo>
                          </mover>
                          <mo stretchy="false">−</mo>
                          <mi>a</mi>
                        </mrow>
                        <mover accent="true">
                          <mi>b</mi>
                          <mo stretchy="false">¨</mo>
                        </mover>
                      </mrow>
                      <mo stretchy="false">)</mo>
                    </mrow>
                  </mrow>
                  <mrow>
                    <msup>
                      <mo stretchy="false">ϵ</mo>
                      <mn>2</mn>
                    </msup>
                    <mo stretchy="false">+</mo>
                    <mrow>
                      <mo stretchy="false">(</mo>
                      <mrow>
                        <mover accent="true">
                          <mi>a</mi>
                          <mo stretchy="false">⃛</mo>
                        </mover>
                        <mrow>
                          <mi>b</mi>
                          <mo stretchy="false">−</mo>
                          <mover accent="true">
                            <mi>a</mi>
                            <mo stretchy="false">¨</mo>
                          </mover>
                        </mrow>
                        <mrow>
                          <mover accent="true">
                            <mi>b</mi>
                            <mo stretchy="false">˙</mo>
                          </mover>
                          <mo stretchy="false">−</mo>
                          <mover accent="true">
                            <mi>a</mi>
                            <mo stretchy="false">˙</mo>
                          </mover>
                        </mrow>
                        <mrow>
                          <mover accent="true">
                            <mi>b</mi>
                            <mo stretchy="false">¨</mo>
                          </mover>
                          <mo stretchy="false">−</mo>
                          <mi>a</mi>
                        </mrow>
                        <mover accent="true">
                          <mi>b</mi>
                          <mo stretchy="false">⃛</mo>
                        </mover>
                      </mrow>
                      <mo stretchy="false">)</mo>
                    </mrow>
                  </mrow>
                  <msup>
                    <mo stretchy="false">ϵ</mo>
                    <mn>3</mn>
                  </msup>
                </mrow>
                <mo stretchy="false">)</mo>
              </mrow>
              <mrow>
                <mo stretchy="false">(</mo>
                <mrow>
                  <mrow>
                    <mrow>
                      <mo stretchy="false">(</mo>
                      <mrow>
                        <msup>
                          <mi>b</mi>
                          <mn>2</mn>
                        </msup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over accent="true">
                          <msup>
                            <mi>b</mi>
                            <mn>2</mn>
                          </msup>
                          <mo stretchy="false">˙</mo>
                        </mover>
                      </mrow>
                      <mo stretchy="false">)</mo>
                    </mrow>
                  </mrow>
                  <mrow>
                    <msup>
                      <mo stretchy="false">ϵ</mo>
                      <mn>2</mn>
                    </msup>
                    <mo stretchy="false">+</mo>
                    <mrow>
                      <mo stretchy="false">(</mo>
                      <mrow>
                        <mrow>
                          <mo stretchy="false">−</mo>
                          <mn>2</mn>
                        </mrow>
                        <mover accent="true">
                          <mi>b</mi>
                          <mo stretchy="false">¨</mo>
                        </mover>
                        <mover accent="true">
                          <mi>b</mi>
                          <mo stretchy="false">˙</mo>
                        </mover>
                      </mrow>
                      <mo stretchy="false">)</mo>
                    </mrow>
                  </mrow>
                  <msup>
                    <mo stretchy="false">ϵ</mo>
                    <mn>3</mn>
                  </msup>
                </mrow>
                <mo stretchy="false">)</mo>
              </mrow>
            </mfrac>
          </mrow>
        </mtd>
      </mtr>
      <mtr>
        <mtd>
          <mrow/>
        </mtd>
      </mtr>
      <mtr>
        <mtd>
          <mrow>
            <mfrac>
              <mrow>
                <mo stretchy="false">(</mo>
                <mrow>
                  <mrow>
                    <mo stretchy="false">(</mo>
                    <mrow>
                      <mrow>
                        <mrow>
                          <mo stretchy="false">(</mo>
                          <mrow>
                            <mi>a</mi>
                            <mi>b</mi>
                          </mrow>
                          <mo stretchy="false">)</mo>
                        </mrow>
                        <mo stretchy="false">+</mo>
                        <mrow>
                          <mo stretchy="false">(</mo>
                          <mrow>
                            <mover accent="true">
                              <mi>a</mi>
                              <mo stretchy="false">˙</mo>
                            </mover>
                            <mrow>
                              <mi>b</mi>
                              <mo stretchy="false">−</mo>
                              <mi>a</mi>
                            </mrow>
                            <mover accent="true">
                              <mi>b</mi>
                              <mo stretchy="false">˙</mo>
                            </mover>
                          </mrow>
                          <mo stretchy="false">)</mo>
                        </mrow>
                      </mrow>
                      <mrow>
                        <mo stretchy="false">ϵ</mo>
                        <mo stretchy="false">+</mo>
                        <mrow>
                          <mo stretchy="false">(</mo>
                          <mrow>
                            <mover accent="true">
                              <mi>a</mi>
                              <mo stretchy="false">¨</mo>
                            </mover>
                            <mrow>
                              <mi>b</mi>
                              <mo stretchy="false">−</mo>
                              <mover accent="true">
                                <mi>a</mi>
                                <mo stretchy="false">˙</mo>
                              </mover>
                            </mrow>
                            <mrow>
                              <mover accent="true">
                                <mi>b</mi>
                                <mo stretchy="false">˙</mo>
                              </mover>
                              <mo stretchy="false">−</mo>
                              <mi>a</mi>
                            </mrow>
                            <mover accent="true">
                              <mi>b</mi>
                              <mo stretchy="false">¨</mo>
                            </mover>
                          </mrow>
                          <mo stretchy="false">)</mo>
                        </mrow>
                      </mrow>
                      <mrow>
                        <msup>
                          <mo stretchy="false">ϵ</mo>
                          <mn>2</mn>
                        </msup>
                        <mo stretchy="false">+</mo>
                        <mrow>
                          <mo stretchy="false">(</mo>
                          <mrow>
                            <mover accent="true">
                              <mi>a</mi>
                              <mo stretchy="false">⃛</mo>
                            </mover>
                            <mrow>
                              <mi>b</mi>
                              <mo stretchy="false">−</mo>
                              <mover accent="true">
                                <mi>a</mi>
                                <mo stretchy="false">¨</mo>
                              </mover>
                            </mrow>
                            <mrow>
                              <mover accent="true">
                                <mi>b</mi>
                                <mo stretchy="false">˙</mo>
                              </mover>
                              <mo stretchy="false">−</mo>
                              <mover accent="true">
                                <mi>a</mi>
                                <mo stretchy="false">˙</mo>
                              </mover>
                            </mrow>
                            <mrow>
                              <mover accent="true">
                                <mi>b</mi>
                                <mo stretchy="false">¨</mo>
                              </mover>
                              <mo stretchy="false">−</mo>
                              <mi>a</mi>
                            </mrow>
                            <mover accent="true">
                              <mi>b</mi>
                              <mo stretchy="false">⃛</mo>
                            </mover>
                          </mrow>
                          <mo stretchy="false">)</mo>
                        </mrow>
                      </mrow>
                      <msup>
                        <mo stretchy="false">ϵ</mo>
                        <mn>3</mn>
                      </msup>
                    </mrow>
                    <mo stretchy="false">)</mo>
                  </mrow>
                  <mrow>
                    <mo stretchy="false">(</mo>
                    <mrow>
                      <mrow>
                        <mrow>
                          <mo stretchy="false">(</mo>
                          <mrow>
                            <msup>
                              <mi>b</mi>
                              <mn>2</mn>
                            </msup>
                          </mrow>
                          <mo stretchy="false">)</mo>
                        </mrow>
                        <mo stretchy="false">+</mo>
                        <mrow>
                          <mo stretchy="false">(</mo>
                          <mrow>
                            <mrow>
                              <mo stretchy="false">−</mo>
                              <mover accent="true">
                                <msup>
                                  <mi>b</mi>
                                  <mn>2</mn>
                                </msup>
                                <mo stretchy="false">˙</mo>
                              </mover>
                            </mrow>
                          </mrow>
                          <mo stretchy="false">)</mo>
                        </mrow>
                      </mrow>
                      <mrow>
                        <msup>
                          <mo stretchy="false">ϵ</mo>
                          <mn>2</mn>
                        </msup>
                        <mo stretchy="false">+</mo>
                        <mrow>
                          <mo stretchy="false">(</mo>
                          <mrow>
                            <mn>2</mn>
                            <mover accent="true">
                              <mi>b</mi>
                              <mo stretchy="false">¨</mo>
                            </mover>
                            <mover accent="true">
                              <mi>b</mi>
                              <mo stretchy="false">˙</mo>
                            </mover>
                          </mrow>
                          <mo stretchy="false">)</mo>
                        </mrow>
                      </mrow>
                      <msup>
                        <mo stretchy="false">ϵ</mo>
                        <mn>3</mn>
                      </msup>
                    </mrow>
                    <mo stretchy="false">)</mo>
                  </mrow>
                </mrow>
                <mo stretchy="false">)</mo>
              </mrow>
              <mrow>
                <mo stretchy="false">(</mo>
                <mrow>
                  <mrow>
                    <mo stretchy="false">(</mo>
                    <mrow>
                      <mrow>
                        <mrow>
                          <mo stretchy="false">(</mo>
                          <mrow>
                            <msup>
                              <mi>b</mi>
                              <mn>2</mn>
                            </msup>
                          </mrow>
                          <mo stretchy="false">)</mo>
                        </mrow>
                        <mo stretchy="false">+</mo>
                        <mrow>
                          <mo stretchy="false">(</mo>
                          <mrow>
                            <mover accent="true">
                              <msup>
                                <mi>b</mi>
                                <mn>2</mn>
                              </msup>
                              <mo stretchy="false">˙</mo>
                            </mover>
                          </mrow>
                          <mo stretchy="false">)</mo>
                        </mrow>
                      </mrow>
                      <mrow>
                        <msup>
                          <mo stretchy="false">ϵ</mo>
                          <mn>2</mn>
                        </msup>
                        <mo stretchy="false">+</mo>
                        <mrow>
                          <mo stretchy="false">(</mo>
                          <mrow>
                            <mrow>
                              <mo stretchy="false">−</mo>
                              <mn>2</mn>
                            </mrow>
                            <mover accent="true">
                              <mi>b</mi>
                              <mo stretchy="false">¨</mo>
                            </mover>
                            <mover accent="true">
                              <mi>b</mi>
                              <mo stretchy="false">˙</mo>
                            </mover>
                          </mrow>
                          <mo stretchy="false">)</mo>
                        </mrow>
                      </mrow>
                      <msup>
                        <mo stretchy="false">ϵ</mo>
                        <mn>3</mn>
                      </msup>
                    </mrow>
                    <mo stretchy="false">)</mo>
                  </mrow>
                  <mrow>
                    <mo stretchy="false">(</mo>
                    <mrow>
                      <mrow>
                        <mrow>
                          <mo stretchy="false">(</mo>
                          <mrow>
                            <msup>
                              <mi>b</mi>
                              <mn>2</mn>
                            </msup>
                          </mrow>
                          <mo stretchy="false">)</mo>
                        </mrow>
                        <mo stretchy="false">+</mo>
                        <mrow>
                          <mo stretchy="false">(</mo>
                          <mrow>
                            <mrow>
                              <mo stretchy="false">−</mo>
                              <mover accent="true">
                                <msup>
                                  <mi>b</mi>
                                  <mn>2</mn>
                                </msup>
                                <mo stretchy="false">˙</mo>
                              </mover>
                            </mrow>
                          </mrow>
                          <mo stretchy="false">)</mo>
                        </mrow>
                      </mrow>
                      <mrow>
                        <msup>
                          <mo stretchy="false">ϵ</mo>
                          <mn>2</mn>
                        </msup>
                        <mo stretchy="false">+</mo>
                        <mrow>
                          <mo stretchy="false">(</mo>
                          <mrow>
                            <mn>2</mn>
                            <mover accent="true">
                              <mi>b</mi>
                              <mo stretchy="false">¨</mo>
                            </mover>
                            <mover accent="true">
                              <mi>b</mi>
                              <mo stretchy="false">˙</mo>
                            </mover>
                          </mrow>
                          <mo stretchy="false">)</mo>
                        </mrow>
                      </mrow>
                      <msup>
                        <mo stretchy="false">ϵ</mo>
                        <mn>3</mn>
                      </msup>
                    </mrow>
                    <mo stretchy="false">)</mo>
                  </mrow>
                </mrow>
                <mo stretchy="false">)</mo>
              </mrow>
            </mfrac>
          </mrow>
        </mtd>
      </mtr>
      <mtr>
        <mtd>
          <mrow/>
        </mtd>
      </mtr>
      <mtr>
        <mtd>
          <mrow>
            <mfrac>
              <mrow>
                <mo stretchy="false">(</mo>
                <mrow>
                  <mrow>
                    <mrow>
                      <mo stretchy="false">(</mo>
                      <mrow>
                        <mrow>
                          <mo stretchy="false">(</mo>
                          <mrow>
                            <mi>a</mi>
                            <mi>b</mi>
                          </mrow>
                          <mo stretchy="false">)</mo>
                        </mrow>
                        <mrow>
                          <mo stretchy="false">(</mo>
                          <mrow>
                            <msup>
                              <mi>b</mi>
                              <mn>2</mn>
                            </msup>
                          </mrow>
                          <mo stretchy="false">)</mo>
                        </mrow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o stretchy="false">(</mo>
                          <mrow>
                            <mover accent="true">
                              <mi>a</mi>
                              <mo stretchy="false">˙</mo>
                            </mover>
                            <mrow>
                              <mi>b</mi>
                              <mo stretchy="false">−</mo>
                              <mi>a</mi>
                            </mrow>
                            <mover accent="true">
                              <mi>b</mi>
                              <mo stretchy="false">˙</mo>
                            </mover>
                          </mrow>
                          <mo stretchy="false">)</mo>
                        </mrow>
                        <mrow>
                          <mo stretchy="false">(</mo>
                          <mrow>
                            <msup>
                              <mi>b</mi>
                              <mn>2</mn>
                            </msup>
                          </mrow>
                          <mo stretchy="false">)</mo>
                        </mrow>
                      </mrow>
                      <mo stretchy="false">)</mo>
                    </mrow>
                  </mrow>
                  <mrow>
                    <mo stretchy="false">ϵ</mo>
                    <mo stretchy="false">+</mo>
                    <mrow>
                      <mo stretchy="false">(</mo>
                      <mrow>
                        <mrow>
                          <mo stretchy="false">(</mo>
                          <mrow>
                            <mover accent="true">
                              <mi>a</mi>
                              <mo stretchy="false">¨</mo>
                            </mover>
                            <mrow>
                              <mi>b</mi>
                              <mo stretchy="false">−</mo>
                              <mover accent="true">
                                <mi>a</mi>
                                <mo stretchy="false">˙</mo>
                              </mover>
                            </mrow>
                            <mrow>
                              <mover accent="true">
                                <mi>b</mi>
                                <mo stretchy="false">˙</mo>
                              </mover>
                              <mo stretchy="false">−</mo>
                              <mi>a</mi>
                            </mrow>
                            <mover accent="true">
                              <mi>b</mi>
                              <mo stretchy="false">¨</mo>
                            </mover>
                          </mrow>
                          <mo stretchy="false">)</mo>
                        </mrow>
                        <mrow>
                          <mrow>
                            <mo stretchy="false">(</mo>
                            <mrow>
                              <msup>
                                <mi>b</mi>
                                <mn>2</mn>
                              </msup>
                            </mrow>
                            <mo stretchy="false">)</mo>
                          </mrow>
                          <mo stretchy="false">+</mo>
                          <mrow>
                            <mo stretchy="false">(</mo>
                            <mrow>
                              <mi>a</mi>
                              <mi>b</mi>
                            </mrow>
                            <mo stretchy="false">)</mo>
                          </mrow>
                        </mrow>
                        <mrow>
                          <mo stretchy="false">(</mo>
                          <mrow>
                            <mrow>
                              <mo stretchy="false">−</mo>
                              <mover accent="true">
                                <msup>
                                  <mi>b</mi>
                                  <mn>2</mn>
                                </msup>
                                <mo stretchy="false">˙</mo>
                              </mover>
                            </mrow>
                          </mrow>
                          <mo stretchy="false">)</mo>
                        </mrow>
                      </mrow>
                      <mo stretchy="false">)</mo>
                    </mrow>
                  </mrow>
                  <mrow>
                    <msup>
                      <mo stretchy="false">ϵ</mo>
                      <mn>2</mn>
                    </msup>
                    <mo stretchy="false">+</mo>
                    <mrow>
                      <mo stretchy="false">(</mo>
                      <mrow>
                        <mrow>
                          <mo stretchy="false">(</mo>
                          <mrow>
                            <mover accent="true">
                              <mi>a</mi>
                              <mo stretchy="false">⃛</mo>
                            </mover>
                            <mrow>
                              <mi>b</mi>
                              <mo stretchy="false">−</mo>
                              <mover accent="true">
                                <mi>a</mi>
                                <mo stretchy="false">¨</mo>
                              </mover>
                            </mrow>
                            <mrow>
                              <mover accent="true">
                                <mi>b</mi>
                                <mo stretchy="false">˙</mo>
                              </mover>
                              <mo stretchy="false">−</mo>
                              <mover accent="true">
                                <mi>a</mi>
                                <mo stretchy="false">˙</mo>
                              </mover>
                            </mrow>
                            <mrow>
                              <mover accent="true">
                                <mi>b</mi>
                                <mo stretchy="false">¨</mo>
                              </mover>
                              <mo stretchy="false">−</mo>
                              <mi>a</mi>
                            </mrow>
                            <mover accent="true">
                              <mi>b</mi>
                              <mo stretchy="false">⃛</mo>
                            </mover>
                          </mrow>
                          <mo stretchy="false">)</mo>
                        </mrow>
                        <mrow>
                          <mrow>
                            <mo stretchy="false">(</mo>
                            <mrow>
                              <msup>
                                <mi>b</mi>
                                <mn>2</mn>
                              </msup>
                            </mrow>
                            <mo stretchy="false">)</mo>
                          </mrow>
                          <mo stretchy="false">+</mo>
                          <mrow>
                            <mo stretchy="false">(</mo>
                            <mrow>
                              <mover accent="true">
                                <mi>a</mi>
                                <mo stretchy="false">˙</mo>
                              </mover>
                              <mrow>
                                <mi>b</mi>
                                <mo stretchy="false">−</mo>
                                <mi>a</mi>
                              </mrow>
                              <mover accent="true">
                                <mi>b</mi>
                                <mo stretchy="false">˙</mo>
                              </mover>
                            </mrow>
                            <mo stretchy="false">)</mo>
                          </mrow>
                        </mrow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over accent="true">
                                  <msup>
                                    <mi>b</mi>
                                    <mn>2</mn>
                                  </msup>
                                  <mo stretchy="false">˙</mo>
                                </mover>
                              </mrow>
                            </mrow>
                            <mo stretchy="false">)</mo>
                          </mrow>
                          <mo stretchy="false">+</mo>
                          <mrow>
                            <mo stretchy="false">(</mo>
                            <mrow>
                              <mi>a</mi>
                              <mi>b</mi>
                            </mrow>
                            <mo stretchy="false">)</mo>
                          </mrow>
                        </mrow>
                        <mrow>
                          <mo stretchy="false">(</mo>
                          <mrow>
                            <mn>2</mn>
                            <mover accent="true">
                              <mi>b</mi>
                              <mo stretchy="false">¨</mo>
                            </mover>
                            <mover accent="true">
                              <mi>b</mi>
                              <mo stretchy="false">˙</mo>
                            </mover>
                          </mrow>
                          <mo stretchy="false">)</mo>
                        </mrow>
                      </mrow>
                      <mo stretchy="false">)</mo>
                    </mrow>
                  </mrow>
                  <msup>
                    <mo stretchy="false">ϵ</mo>
                    <mn>3</mn>
                  </msup>
                </mrow>
                <mo stretchy="false">)</mo>
              </mrow>
              <mrow>
                <mo stretchy="false">(</mo>
                <mrow>
                  <mrow>
                    <mrow>
                      <mo stretchy="false">(</mo>
                      <mrow>
                        <mrow>
                          <mo stretchy="false">(</mo>
                          <mrow>
                            <msup>
                              <mi>b</mi>
                              <mn>2</mn>
                            </msup>
                          </mrow>
                          <mo stretchy="false">)</mo>
                        </mrow>
                        <mrow>
                          <mo stretchy="false">(</mo>
                          <mrow>
                            <msup>
                              <mi>b</mi>
                              <mn>2</mn>
                            </msup>
                          </mrow>
                          <mo stretchy="false">)</mo>
                        </mrow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o stretchy="false">(</mo>
                          <mrow>
                            <mover accent="true">
                              <msup>
                                <mi>b</mi>
                                <mn>2</mn>
                              </msup>
                              <mo stretchy="false">˙</mo>
                            </mover>
                          </mrow>
                          <mo stretchy="false">)</mo>
                        </mrow>
                        <mrow>
                          <mrow>
                            <mo stretchy="false">(</mo>
                            <mrow>
                              <msup>
                                <mi>b</mi>
                                <mn>2</mn>
                              </msup>
                            </mrow>
                            <mo stretchy="false">)</mo>
                          </mrow>
                          <mo stretchy="false">+</mo>
                          <mrow>
                            <mo stretchy="false">(</mo>
                            <mrow>
                              <msup>
                                <mi>b</mi>
                                <mn>2</mn>
                              </msup>
                            </mrow>
                            <mo stretchy="false">)</mo>
                          </mrow>
                        </mrow>
                        <mrow>
                          <mo stretchy="false">(</mo>
                          <mrow>
                            <mrow>
                              <mo stretchy="false">−</mo>
                              <mover accent="true">
                                <msup>
                                  <mi>b</mi>
                                  <mn>2</mn>
                                </msup>
                                <mo stretchy="false">˙</mo>
                              </mover>
                            </mrow>
                          </mrow>
                          <mo stretchy="false">)</mo>
                        </mrow>
                      </mrow>
                      <mo stretchy="false">)</mo>
                    </mrow>
                  </mrow>
                  <mrow>
                    <msup>
                      <mo stretchy="false">ϵ</mo>
                      <mn>2</mn>
                    </msup>
                    <mo stretchy="false">+</mo>
                    <mrow>
                      <mo stretchy="false">(</mo>
                      <mrow>
                        <mrow>
                          <mo stretchy="false">(</mo>
                          <mrow>
                            <mrow>
                              <mo stretchy="false">−</mo>
                              <mn>2</mn>
                            </mrow>
                            <mover accent="true">
                              <mi>b</mi>
                              <mo stretchy="false">¨</mo>
                            </mover>
                            <mover accent="true">
                              <mi>b</mi>
                              <mo stretchy="false">˙</mo>
                            </mover>
                          </mrow>
                          <mo stretchy="false">)</mo>
                        </mrow>
                        <mrow>
                          <mrow>
                            <mo stretchy="false">(</mo>
                            <mrow>
                              <msup>
                                <mi>b</mi>
                                <mn>2</mn>
                              </msup>
                            </mrow>
                            <mo stretchy="false">)</mo>
                          </mrow>
                          <mo stretchy="false">+</mo>
                          <mrow>
                            <mo stretchy="false">(</mo>
                            <mrow>
                              <msup>
                                <mi>b</mi>
                                <mn>2</mn>
                              </msup>
                            </mrow>
                            <mo stretchy="false">)</mo>
                          </mrow>
                        </mrow>
                        <mrow>
                          <mo stretchy="false">(</mo>
                          <mrow>
                            <mn>2</mn>
                            <mover accent="true">
                              <mi>b</mi>
                              <mo stretchy="false">¨</mo>
                            </mover>
                            <mover accent="true">
                              <mi>b</mi>
                              <mo stretchy="false">˙</mo>
                            </mover>
                          </mrow>
                          <mo stretchy="false">)</mo>
                        </mrow>
                      </mrow>
                      <mo stretchy="false">)</mo>
                    </mrow>
                  </mrow>
                  <msup>
                    <mo stretchy="false">ϵ</mo>
                    <mn>3</mn>
                  </msup>
                </mrow>
                <mo stretchy="false">)</mo>
              </mrow>
            </mfrac>
          </mrow>
        </mtd>
      </mtr>
      <mtr>
        <mtd>
          <mrow/>
        </mtd>
      </mtr>
      <mtr>
        <mtd>
          <mrow>
            <mfrac>
              <mrow>
                <mo stretchy="false">(</mo>
                <mrow>
                  <mrow>
                    <mrow>
                      <mo stretchy="false">(</mo>
                      <mrow>
                        <mi>a</mi>
                        <msup>
                          <mi>b</mi>
                          <mn>3</mn>
                        </msup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over accent="true">
                          <mi>a</mi>
                          <mo stretchy="false">˙</mo>
                        </mover>
                        <mrow>
                          <msup>
                            <mi>b</mi>
                            <mn>3</mn>
                          </msup>
                          <mo stretchy="false">−</mo>
                          <mi>a</mi>
                        </mrow>
                        <mover accent="true">
                          <mi>b</mi>
                          <mo stretchy="false">˙</mo>
                        </mover>
                        <msup>
                          <mi>b</mi>
                          <mn>2</mn>
                        </msup>
                      </mrow>
                      <mo stretchy="false">)</mo>
                    </mrow>
                  </mrow>
                  <mrow>
                    <mo stretchy="false">ϵ</mo>
                    <mo stretchy="false">+</mo>
                    <mrow>
                      <mo stretchy="false">(</mo>
                      <mrow>
                        <mover accent="true">
                          <mi>a</mi>
                          <mo stretchy="false">¨</mo>
                        </mover>
                        <mrow>
                          <msup>
                            <mi>b</mi>
                            <mn>3</mn>
                          </msup>
                          <mo stretchy="false">−</mo>
                          <mover accent="true">
                            <mi>a</mi>
                            <mo stretchy="false">˙</mo>
                          </mover>
                        </mrow>
                        <mover accent="true">
                          <mi>b</mi>
                          <mo stretchy="false">˙</mo>
                        </mover>
                        <mrow>
                          <msup>
                            <mi>b</mi>
                            <mn>2</mn>
                          </msup>
                          <mo stretchy="false">−</mo>
                          <mi>a</mi>
                        </mrow>
                        <mover accent="true">
                          <mi>b</mi>
                          <mo stretchy="false">¨</mo>
                        </mover>
                        <mrow>
                          <msup>
                            <mi>b</mi>
                            <mn>2</mn>
                          </msup>
                          <mo stretchy="false">−</mo>
                          <mi>a</mi>
                        </mrow>
                        <mi>b</mi>
                        <mover accent="true">
                          <msup>
                            <mi>b</mi>
                            <mn>2</mn>
                          </msup>
                          <mo stretchy="false">˙</mo>
                        </mover>
                      </mrow>
                      <mo stretchy="false">)</mo>
                    </mrow>
                  </mrow>
                  <mrow>
                    <msup>
                      <mo stretchy="false">ϵ</mo>
                      <mn>2</mn>
                    </msup>
                    <mo stretchy="false">+</mo>
                    <mrow>
                      <mo stretchy="false">(</mo>
                      <mrow>
                        <mover accent="true">
                          <mi>a</mi>
                          <mo stretchy="false">⃛</mo>
                        </mover>
                        <mrow>
                          <msup>
                            <mi>b</mi>
                            <mn>3</mn>
                          </msup>
                          <mo stretchy="false">−</mo>
                          <mover accent="true">
                            <mi>a</mi>
                            <mo stretchy="false">¨</mo>
                          </mover>
                        </mrow>
                        <mover accent="true">
                          <mi>b</mi>
                          <mo stretchy="false">˙</mo>
                        </mover>
                        <mrow>
                          <msup>
                            <mi>b</mi>
                            <mn>2</mn>
                          </msup>
                          <mo stretchy="false">−</mo>
                          <mover accent="true">
                            <mi>a</mi>
                            <mo stretchy="false">˙</mo>
                          </mover>
                        </mrow>
                        <mover accent="true">
                          <mi>b</mi>
                          <mo stretchy="false">¨</mo>
                        </mover>
                        <mrow>
                          <msup>
                            <mi>b</mi>
                            <mn>2</mn>
                          </msup>
                          <mo stretchy="false">−</mo>
                          <mi>a</mi>
                        </mrow>
                        <mover accent="true">
                          <mi>b</mi>
                          <mo stretchy="false">⃛</mo>
                        </mover>
                        <mrow>
                          <msup>
                            <mi>b</mi>
                            <mn>2</mn>
                          </msup>
                          <mo stretchy="false">−</mo>
                          <mover accent="true">
                            <mi>a</mi>
                            <mo stretchy="false">˙</mo>
                          </mover>
                        </mrow>
                        <mi>b</mi>
                        <mrow>
                          <mover accent="true">
                            <msup>
                              <mi>b</mi>
                              <mn>2</mn>
                            </msup>
                            <mo stretchy="false">˙</mo>
                          </mover>
                          <mo stretchy="false">+</mo>
                          <mi>a</mi>
                        </mrow>
                        <mrow>
                          <mover accent="true">
                            <msup>
                              <mi>b</mi>
                              <mn>3</mn>
                            </msup>
                            <mo stretchy="false">˙</mo>
                          </mover>
                          <mo stretchy="false">+</mo>
                          <mn>2</mn>
                        </mrow>
                        <mi>a</mi>
                        <mi>b</mi>
                        <mover accent="true">
                          <mi>b</mi>
                          <mo stretchy="false">¨</mo>
                        </mover>
                        <mover accent="true">
                          <mi>b</mi>
                          <mo stretchy="false">˙</mo>
                        </mover>
                      </mrow>
                      <mo stretchy="false">)</mo>
                    </mrow>
                  </mrow>
                  <msup>
                    <mo stretchy="false">ϵ</mo>
                    <mn>3</mn>
                  </msup>
                </mrow>
                <mo stretchy="false">)</mo>
              </mrow>
              <mrow>
                <mo stretchy="false">(</mo>
                <mrow>
                  <msup>
                    <mi>b</mi>
                    <mn>4</mn>
                  </msup>
                </mrow>
                <mo stretchy="false">)</mo>
              </mrow>
            </mfrac>
          </mrow>
        </mtd>
      </mtr>
      <mtr>
        <mtd>
          <mrow/>
        </mtd>
      </mtr>
      <mtr>
        <mtd>
          <mrow>
            <mrow>
              <mfrac>
                <mrow>
                  <mo stretchy="false">(</mo>
                  <mrow>
                    <mi>a</mi>
                  </mrow>
                  <mo stretchy="false">)</mo>
                </mrow>
                <mrow>
                  <mo stretchy="false">(</mo>
                  <mrow>
                    <mi>b</mi>
                  </mrow>
                  <mo stretchy="false">)</mo>
                </mrow>
              </mfrac>
              <mo stretchy="false">+</mo>
              <mfrac>
                <mrow>
                  <mo stretchy="false">(</mo>
                  <mrow>
                    <mrow>
                      <mover accent="true">
                        <mi>a</mi>
                        <mo stretchy="false">˙</mo>
                      </mover>
                      <mo stretchy="false">−</mo>
                      <mi>a</mi>
                    </mrow>
                    <mover accent="true">
                      <mi>b</mi>
                      <mo stretchy="false">˙</mo>
                    </mover>
                  </mrow>
                  <mo stretchy="false">)</mo>
                </mrow>
                <mrow>
                  <mo stretchy="false">(</mo>
                  <mrow>
                    <msup>
                      <mi>b</mi>
                      <mn>2</mn>
                    </msup>
                  </mrow>
                  <mo stretchy="false">)</mo>
                </mrow>
              </mfrac>
            </mrow>
            <mrow>
              <mo stretchy="false">ϵ</mo>
              <mo stretchy="false">+</mo>
              <mfrac>
                <mrow>
                  <mo stretchy="false">(</mo>
                  <mrow>
                    <mover accent="true">
                      <mi>a</mi>
                      <mo stretchy="false">¨</mo>
                    </mover>
                    <mrow>
                      <msup>
                        <mi>b</mi>
                        <mn>2</mn>
                      </msup>
                      <mo stretchy="false">−</mo>
                      <mover accent="true">
                        <mi>a</mi>
                        <mo stretchy="false">˙</mo>
                      </mover>
                    </mrow>
                    <mover accent="true">
                      <mi>b</mi>
                      <mo stretchy="false">˙</mo>
                    </mover>
                    <mrow>
                      <mi>b</mi>
                      <mo stretchy="false">−</mo>
                      <mi>a</mi>
                    </mrow>
                    <mover accent="true">
                      <mi>b</mi>
                      <mo stretchy="false">¨</mo>
                    </mover>
                    <mrow>
                      <mi>b</mi>
                      <mo stretchy="false">−</mo>
                      <mi>a</mi>
                    </mrow>
                    <mover accent="true">
                      <msup>
                        <mi>b</mi>
                        <mn>2</mn>
                      </msup>
                      <mo stretchy="false">˙</mo>
                    </mover>
                  </mrow>
                  <mo stretchy="false">)</mo>
                </mrow>
                <mrow>
                  <mo stretchy="false">(</mo>
                  <mrow>
                    <msup>
                      <mi>b</mi>
                      <mn>3</mn>
                    </msup>
                  </mrow>
                  <mo stretchy="false">)</mo>
                </mrow>
              </mfrac>
            </mrow>
            <mrow>
              <msup>
                <mo stretchy="false">ϵ</mo>
                <mn>2</mn>
              </msup>
              <mo stretchy="false">+</mo>
              <mfrac>
                <mrow>
                  <mo stretchy="false">(</mo>
                  <mrow>
                    <mover accent="true">
                      <mi>a</mi>
                      <mo stretchy="false">¨</mo>
                    </mover>
                    <mrow>
                      <msup>
                        <mi>b</mi>
                        <mn>2</mn>
                      </msup>
                      <mo stretchy="false">−</mo>
                      <mover accent="true">
                        <mi>a</mi>
                        <mo stretchy="false">¨</mo>
                      </mover>
                    </mrow>
                    <mover accent="true">
                      <mi>b</mi>
                      <mo stretchy="false">˙</mo>
                    </mover>
                    <mrow>
                      <mi>b</mi>
                      <mo stretchy="false">−</mo>
                      <mover accent="true">
                        <mi>a</mi>
                        <mo stretchy="false">˙</mo>
                      </mover>
                    </mrow>
                    <mover accent="true">
                      <mi>b</mi>
                      <mo stretchy="false">¨</mo>
                    </mover>
                    <mrow>
                      <mi>b</mi>
                      <mo stretchy="false">−</mo>
                      <mi>a</mi>
                    </mrow>
                    <mover accent="true">
                      <mi>b</mi>
                      <mo stretchy="false">⃛</mo>
                    </mover>
                    <mrow>
                      <mi>b</mi>
                      <mo stretchy="false">−</mo>
                      <mover accent="true">
                        <mi>a</mi>
                        <mo stretchy="false">˙</mo>
                      </mover>
                    </mrow>
                    <mrow>
                      <mover accent="true">
                        <msup>
                          <mi>b</mi>
                          <mn>2</mn>
                        </msup>
                        <mo stretchy="false">˙</mo>
                      </mover>
                      <mo stretchy="false">+</mo>
                      <mi>a</mi>
                    </mrow>
                    <mover accent="true">
                      <msup>
                        <mi>b</mi>
                        <mn>3</mn>
                      </msup>
                      <mo stretchy="false">˙</mo>
                    </mover>
                    <mrow>
                      <msup>
                        <mi>b</mi>
                        <mrow>
                          <mo stretchy="false">−</mo>
                          <mn>1</mn>
                        </mrow>
                      </msup>
                      <mo stretchy="false">+</mo>
                      <mn>2</mn>
                    </mrow>
                    <mi>a</mi>
                    <mover accent="true">
                      <mi>b</mi>
                      <mo stretchy="false">¨</mo>
                    </mover>
                    <mover accent="true">
                      <mi>b</mi>
                      <mo stretchy="false">˙</mo>
                    </mover>
                  </mrow>
                  <mo stretchy="false">)</mo>
                </mrow>
                <mrow>
                  <mo stretchy="false">(</mo>
                  <mrow>
                    <msup>
                      <mi>b</mi>
                      <mn>3</mn>
                    </msup>
                  </mrow>
                  <mo stretchy="false">)</mo>
                </mrow>
              </mfrac>
            </mrow>
            <msup>
              <mo stretchy="false">ϵ</mo>
              <mn>3</mn>
            </msup>
          </mrow>
        </mtd>
      </mtr>
      <mtr>
        <mtd>
          <mrow/>
        </mtd>
      </mtr>
      <mtr>
        <mtd>
          <mrow>
            <mrow>
              <mrow>
                <mo stretchy="false">(</mo>
                <mrow>
                  <mi>a</mi>
                  <msup>
                    <mi>b</mi>
                    <mrow>
                      <mo stretchy="false">−</mo>
                      <mn>1</mn>
                    </mrow>
                  </msup>
                </mrow>
                <mo stretchy="false">)</mo>
              </mrow>
              <mo stretchy="false">+</mo>
              <mrow>
                <mo stretchy="false">(</mo>
                <mrow>
                  <mover accent="true">
                    <mi>a</mi>
                    <mo stretchy="false">˙</mo>
                  </mover>
                  <mrow>
                    <msup>
                      <mi>b</mi>
                      <mrow>
                        <mo stretchy="false">−</mo>
                        <mn>2</mn>
                      </mrow>
                    </msup>
                    <mo stretchy="false">−</mo>
                    <mi>a</mi>
                  </mrow>
                  <mover accent="true">
                    <mi>b</mi>
                    <mo stretchy="false">˙</mo>
                  </mover>
                  <msup>
                    <mi>b</mi>
                    <mrow>
                      <mo stretchy="false">−</mo>
                      <mn>2</mn>
                    </mrow>
                  </msup>
                </mrow>
                <mo stretchy="false">)</mo>
              </mrow>
            </mrow>
            <mrow>
              <mo stretchy="false">ϵ</mo>
              <mo stretchy="false">+</mo>
              <mrow>
                <mo stretchy="false">(</mo>
                <mrow>
                  <mover accent="true">
                    <mi>a</mi>
                    <mo stretchy="false">¨</mo>
                  </mover>
                  <mrow>
                    <msup>
                      <mi>b</mi>
                      <mrow>
                        <mo stretchy="false">−</mo>
                        <mn>1</mn>
                      </mrow>
                    </msup>
                    <mo stretchy="false">−</mo>
                    <mover accent="true">
                      <mi>a</mi>
                      <mo stretchy="false">˙</mo>
                    </mover>
                  </mrow>
                  <mover accent="true">
                    <mi>b</mi>
                    <mo stretchy="false">˙</mo>
                  </mover>
                  <mrow>
                    <msup>
                      <mi>b</mi>
                      <mrow>
                        <mo stretchy="false">−</mo>
                        <mn>2</mn>
                      </mrow>
                    </msup>
                    <mo stretchy="false">−</mo>
                    <mi>a</mi>
                  </mrow>
                  <mover accent="true">
                    <mi>b</mi>
                    <mo stretchy="false">¨</mo>
                  </mover>
                  <mrow>
                    <msup>
                      <mi>b</mi>
                      <mrow>
                        <mo stretchy="false">−</mo>
                        <mn>2</mn>
                      </mrow>
                    </msup>
                    <mo stretchy="false">−</mo>
                    <mi>a</mi>
                  </mrow>
                  <mover accent="true">
                    <msup>
                      <mi>b</mi>
                      <mn>2</mn>
                    </msup>
                    <mo stretchy="false">˙</mo>
                  </mover>
                  <msup>
                    <mi>b</mi>
                    <mrow>
                      <mo stretchy="false">−</mo>
                      <mn>3</mn>
                    </mrow>
                  </msup>
                </mrow>
                <mo stretchy="false">)</mo>
              </mrow>
            </mrow>
            <mrow>
              <msup>
                <mo stretchy="false">ϵ</mo>
                <mn>2</mn>
              </msup>
              <mo stretchy="false">+</mo>
              <mrow>
                <mo stretchy="false">(</mo>
                <mrow>
                  <mover accent="true">
                    <mi>a</mi>
                    <mo stretchy="false">¨</mo>
                  </mover>
                  <mrow>
                    <msup>
                      <mi>b</mi>
                      <mrow>
                        <mo stretchy="false">−</mo>
                        <mn>1</mn>
                      </mrow>
                    </msup>
                    <mo stretchy="false">−</mo>
                    <mover accent="true">
                      <mi>a</mi>
                      <mo stretchy="false">¨</mo>
                    </mover>
                  </mrow>
                  <mover accent="true">
                    <mi>b</mi>
                    <mo stretchy="false">˙</mo>
                  </mover>
                  <mrow>
                    <msup>
                      <mi>b</mi>
                      <mrow>
                        <mo stretchy="false">−</mo>
                        <mn>2</mn>
                      </mrow>
                    </msup>
                    <mo stretchy="false">−</mo>
                    <mover accent="true">
                      <mi>a</mi>
                      <mo stretchy="false">˙</mo>
                    </mover>
                  </mrow>
                  <mover accent="true">
                    <mi>b</mi>
                    <mo stretchy="false">¨</mo>
                  </mover>
                  <mrow>
                    <msup>
                      <mi>b</mi>
                      <mrow>
                        <mo stretchy="false">−</mo>
                        <mn>2</mn>
                      </mrow>
                    </msup>
                    <mo stretchy="false">−</mo>
                    <mi>a</mi>
                  </mrow>
                  <mover accent="true">
                    <mi>b</mi>
                    <mo stretchy="false">⃛</mo>
                  </mover>
                  <mrow>
                    <msup>
                      <mi>b</mi>
                      <mrow>
                        <mo stretchy="false">−</mo>
                        <mn>2</mn>
                      </mrow>
                    </msup>
                    <mo stretchy="false">−</mo>
                    <mover accent="true">
                      <mi>a</mi>
                      <mo stretchy="false">˙</mo>
                    </mover>
                  </mrow>
                  <mover accent="true">
                    <msup>
                      <mi>b</mi>
                      <mn>2</mn>
                    </msup>
                    <mo stretchy="false">˙</mo>
                  </mover>
                  <mrow>
                    <msup>
                      <mi>b</mi>
                      <mrow>
                        <mo stretchy="false">−</mo>
                        <mn>3</mn>
                      </mrow>
                    </msup>
                    <mo stretchy="false">+</mo>
                    <mi>a</mi>
                  </mrow>
                  <mover accent="true">
                    <msup>
                      <mi>b</mi>
                      <mn>3</mn>
                    </msup>
                    <mo stretchy="false">˙</mo>
                  </mover>
                  <mrow>
                    <msup>
                      <mi>b</mi>
                      <mrow>
                        <mo stretchy="false">−</mo>
                        <mn>4</mn>
                      </mrow>
                    </msup>
                    <mo stretchy="false">+</mo>
                    <mn>2</mn>
                  </mrow>
                  <mi>a</mi>
                  <mover accent="true">
                    <mi>b</mi>
                    <mo stretchy="false">¨</mo>
                  </mover>
                  <mover accent="true">
                    <mi>b</mi>
                    <mo stretchy="false">˙</mo>
                  </mover>
                  <msup>
                    <mi>b</mi>
                    <mrow>
                      <mo stretchy="false">−</mo>
                      <mn>3</mn>
                    </mrow>
                  </msup>
                </mrow>
                <mo stretchy="false">)</mo>
              </mrow>
            </mrow>
            <msup>
              <mo stretchy="false">ϵ</mo>
              <mn>3</mn>
            </msup>
          </mrow>
        </mtd>
      </mtr>
      <mtr>
        <mtd>
          <mrow/>
        </mtd>
      </mtr>
      <mtr>
        <mtd>
          <mrow>
            <mrow>
              <mo stretchy="false">(</mo>
              <mrow>
                <msub>
                  <mi>a</mi>
                  <mn>0</mn>
                </msub>
                <msubsup>
                  <mi>b</mi>
                  <mn>0</mn>
                  <mrow>
                    <mo stretchy="false">−</mo>
                    <mn>1</mn>
                  </mrow>
                </msubsup>
              </mrow>
              <mo stretchy="false">)</mo>
            </mrow>
            <mrow>
              <msup>
                <mo stretchy="false">ϵ</mo>
                <mn>0</mn>
              </msup>
              <mo stretchy="false">+</mo>
              <mrow>
                <mo stretchy="false">(</mo>
                <mrow>
                  <msub>
                    <mi>a</mi>
                    <mn>1</mn>
                  </msub>
                  <mrow>
                    <msubsup>
                      <mi>b</mi>
                      <mn>0</mn>
                      <mrow>
                        <mo stretchy="false">−</mo>
                        <mn>2</mn>
                      </mrow>
                    </msubsup>
                    <mo stretchy="false">−</mo>
                    <msub>
                      <mi>a</mi>
                      <mn>0</mn>
                    </msub>
                  </mrow>
                  <msub>
                    <mi>b</mi>
                    <mn>1</mn>
                  </msub>
                  <msubsup>
                    <mi>b</mi>
                    <mn>0</mn>
                    <mrow>
                      <mo stretchy="false">−</mo>
                      <mn>2</mn>
                    </mrow>
                  </msubsup>
                </mrow>
                <mo stretchy="false">)</mo>
              </mrow>
            </mrow>
            <mrow>
              <msup>
                <mo stretchy="false">ϵ</mo>
                <mn>1</mn>
              </msup>
              <mo stretchy="false">+</mo>
              <mrow>
                <mo stretchy="false">(</mo>
                <mrow>
                  <msub>
                    <mi>a</mi>
                    <mn>2</mn>
                  </msub>
                  <mrow>
                    <msubsup>
                      <mi>b</mi>
                      <mn>0</mn>
                      <mrow>
                        <mo stretchy="false">−</mo>
                        <mn>1</mn>
                      </mrow>
                    </msubsup>
                    <mo stretchy="false">−</mo>
                    <msub>
                      <mi>a</mi>
                      <mn>1</mn>
                    </msub>
                  </mrow>
                  <msub>
                    <mi>b</mi>
                    <mn>1</mn>
                  </msub>
                  <mrow>
                    <msubsup>
                      <mi>b</mi>
                      <mn>0</mn>
                      <mrow>
                        <mo stretchy="false">−</mo>
                        <mn>2</mn>
                      </mrow>
                    </msubsup>
                    <mo stretchy="false">−</mo>
                    <msub>
                      <mi>a</mi>
                      <mn>0</mn>
                    </msub>
                  </mrow>
                  <msub>
                    <mi>b</mi>
                    <mn>2</mn>
                  </msub>
                  <mrow>
                    <msubsup>
                      <mi>b</mi>
                      <mn>0</mn>
                      <mrow>
                        <mo stretchy="false">−</mo>
                        <mn>2</mn>
                      </mrow>
                    </msubsup>
                    <mo stretchy="false">−</mo>
                    <msub>
                      <mi>a</mi>
                      <mn>0</mn>
                    </msub>
                  </mrow>
                  <msubsup>
                    <mi>b</mi>
                    <mn>1</mn>
                    <mn>2</mn>
                  </msubsup>
                  <msubsup>
                    <mi>b</mi>
                    <mn>0</mn>
                    <mrow>
                      <mo stretchy="false">−</mo>
                      <mn>3</mn>
                    </mrow>
                  </msubsup>
                </mrow>
                <mo stretchy="false">)</mo>
              </mrow>
            </mrow>
            <mrow>
              <msup>
                <mo stretchy="false">ϵ</mo>
                <mn>2</mn>
              </msup>
              <mo stretchy="false">+</mo>
              <mrow>
                <mo stretchy="false">(</mo>
                <mrow>
                  <msub>
                    <mi>a</mi>
                    <mn>2</mn>
                  </msub>
                  <mrow>
                    <msubsup>
                      <mi>b</mi>
                      <mn>0</mn>
                      <mrow>
                        <mo stretchy="false">−</mo>
                        <mn>1</mn>
                      </mrow>
                    </msubsup>
                    <mo stretchy="false">−</mo>
                    <msub>
                      <mi>a</mi>
                      <mn>2</mn>
                    </msub>
                  </mrow>
                  <msub>
                    <mi>b</mi>
                    <mn>1</mn>
                  </msub>
                  <mrow>
                    <msubsup>
                      <mi>b</mi>
                      <mn>0</mn>
                      <mrow>
                        <mo stretchy="false">−</mo>
                        <mn>2</mn>
                      </mrow>
                    </msubsup>
                    <mo stretchy="false">−</mo>
                    <msub>
                      <mi>a</mi>
                      <mn>1</mn>
                    </msub>
                  </mrow>
                  <msub>
                    <mi>b</mi>
                    <mn>2</mn>
                  </msub>
                  <mrow>
                    <msubsup>
                      <mi>b</mi>
                      <mn>1</mn>
                      <mrow>
                        <mo stretchy="false">−</mo>
                        <mn>2</mn>
                      </mrow>
                    </msubsup>
                    <mo stretchy="false">−</mo>
                    <msub>
                      <mi>a</mi>
                      <mn>0</mn>
                    </msub>
                  </mrow>
                  <msub>
                    <mi>b</mi>
                    <mn>3</mn>
                  </msub>
                  <mrow>
                    <msubsup>
                      <mi>b</mi>
                      <mn>0</mn>
                      <mrow>
                        <mo stretchy="false">−</mo>
                        <mn>2</mn>
                      </mrow>
                    </msubsup>
                    <mo stretchy="false">−</mo>
                    <msub>
                      <mi>a</mi>
                      <mn>1</mn>
                    </msub>
                  </mrow>
                  <msubsup>
                    <mi>b</mi>
                    <mn>1</mn>
                    <mn>2</mn>
                  </msubsup>
                  <mrow>
                    <msubsup>
                      <mi>b</mi>
                      <mn>0</mn>
                      <mrow>
                        <mo stretchy="false">−</mo>
                        <mn>3</mn>
                      </mrow>
                    </msubsup>
                    <mo stretchy="false">+</mo>
                    <msub>
                      <mi>a</mi>
                      <mn>0</mn>
                    </msub>
                  </mrow>
                  <msubsup>
                    <mi>b</mi>
                    <mn>1</mn>
                    <mn>3</mn>
                  </msubsup>
                  <mrow>
                    <msubsup>
                      <mi>b</mi>
                      <mn>0</mn>
                      <mrow>
                        <mo stretchy="false">−</mo>
                        <mn>4</mn>
                      </mrow>
                    </msubsup>
                    <mo stretchy="false">+</mo>
                    <mn>2</mn>
                  </mrow>
                  <msub>
                    <mi>a</mi>
                    <mn>0</mn>
                  </msub>
                  <msub>
                    <mi>b</mi>
                    <mn>2</mn>
                  </msub>
                  <msub>
                    <mi>b</mi>
                    <mn>1</mn>
                  </msub>
                  <msubsup>
                    <mi>b</mi>
                    <mn>0</mn>
                    <mrow>
                      <mo stretchy="false">−</mo>
                      <mn>3</mn>
                    </mrow>
                  </msubsup>
                </mrow>
                <mo stretchy="false">)</mo>
              </mrow>
            </mrow>
            <msup>
              <mo stretchy="false">ϵ</mo>
              <mn>3</mn>
            </msup>
          </mrow>
        </mtd>
      </mtr>
      <mtr>
        <mtd>
          <mrow/>
        </mtd>
      </mtr>
      <mtr>
        <mtd>
          <mrow/>
        </mtd>
      </mtr>
    </mtable>
    <annotation encoding="StarMath 5.0">(a + dot a %epsilon + ddot a %epsilon sup 2 + dddot a %epsilon sup 3) over (b + dot b %epsilon + ddot b %epsilon sup 2 + dddot b %epsilon sup 3) newline
newline

((a + dot a %epsilon + ddot a %epsilon sup 2 + dddot a %epsilon sup 3)(b - dot b %epsilon - ddot b %epsilon sup 2 - dddot b %epsilon sup 3)) over( (b + dot b %epsilon + ddot b %epsilon sup 2 + dddot b %epsilon sup 3)(b - dot b %epsilon - ddot b %epsilon sup 2 - dddot b %epsilon sup 3)) newline
newline

((a b) + (dot a b - a dot b) %epsilon + (ddot a b - dot a dot b - a ddot b) %epsilon sup 2 + (dddot a b - ddot a dot b - dot a ddot b - a dddot b) %epsilon sup 3) over ((b sup 2) + (dot b b - b dot b) %epsilon + (ddot b b - dot b dot b - b ddot b) %epsilon sup 2 + (dddot b b - ddot b dot b - dot b ddot b - b dddot b) %epsilon sup 3) newline
newline

((a b) + (dot a b - a dot b) %epsilon + (ddot a b - dot a dot b - a ddot b) %epsilon sup 2 + (dddot a b - ddot a dot b - dot a ddot b - a dddot b) %epsilon sup 3) over ((b sup 2) + (dot b sup 2) %epsilon sup 2 + (- 2 ddot b dot b) %epsilon sup 3) newline
newline

(((a b) + (dot a b - a dot b) %epsilon + (ddot a b - dot a dot b - a ddot b) %epsilon sup 2 + (dddot a b - ddot a dot b - dot a ddot b - a dddot b) %epsilon sup 3)((b sup 2) + (- dot b sup 2) %epsilon sup 2 + (2 ddot b dot b) %epsilon sup 3)) over (((b sup 2) + (dot b sup 2) %epsilon sup 2 + (- 2 ddot b dot b) %epsilon sup 3)((b sup 2) + (- dot b sup 2) %epsilon sup 2 + (2 ddot b dot b) %epsilon sup 3)) newline
newline

(((a b) (b sup 2)) + ((dot a b - a dot b) (b sup 2)) %epsilon + ((ddot a b - dot a dot b - a ddot b) (b sup 2) + (a b) (- dot b sup 2)) %epsilon sup 2 + ((dddot a b - ddot a dot b - dot a ddot b - a dddot b) (b sup 2) + (dot a b - a dot b) (- dot b sup 2) + (a b) (2 ddot b dot b)) %epsilon sup 3) over (((b sup 2) (b sup 2)) + ((dot b sup 2) (b sup 2) + (b sup 2) (-dot b sup 2)) %epsilon sup 2 + ((-2 ddot b dot b) (b sup 2) + (b sup 2) (2 ddot b dot b)) %epsilon sup 3) newline
newline

((a b sup 3) + (dot a b sup 3 - a dot b b sup 2) %epsilon + (ddot a b sup 3 - dot a dot b b sup 2 - a ddot b b sup 2 - a b dot b sup 2) %epsilon sup 2 + (dddot a b sup 3 - ddot a dot b b sup 2 - dot a ddot b b sup 2 - a dddot b b sup 2 -dot a b dot b sup 2 + a dot b sup 3 + 2 a b ddot b dot b) %epsilon sup 3) over (b sup 4) newline
newline

(a) over (b) + (dot a - a dot b) over (b sup 2) %epsilon + (ddot a b sup 2 - dot a dot b b - a ddot b b - a dot b sup 2) over (b sup 3) %epsilon sup 2 + (ddot a b sup 2 - ddot a dot b b - dot a ddot b b - a dddot b b - dot a dot b sup 2 + a dot b sup 3 b sup -1 + 2 a ddot b dot b) over (b sup 3) %epsilon sup 3 newline
newline

(a b sup -1) + (dot a b sup -2 - a dot b b sup -2) %epsilon + (ddot a b sup -1 - dot a dot b b sup -2 - a ddot b b sup -2 - a dot b sup 2 b sup -3) %epsilon sup 2 + (ddot a b sup -1 - ddot a dot b b sup -2 - dot a ddot b b sup -2 - a dddot b b sup -2 - dot a dot b sup 2 b sup -3 + a dot b sup 3 b sup -4 + 2 a ddot b dot b b sup -3) %epsilon sup 3 newline
newline

(a sub 0 b sub 0 sup -1) %epsilon sup 0 + (a sub 1 b sub 0 sup -2 - a sub 0 b sub 1 b sub 0 sup -2) %epsilon sup 1 + (a sub 2 b sub 0 sup -1 - a sub 1 b sub 1 b sub 0 sup -2 - a sub 0 b sub 2 b sub 0 sup -2 - a sub 0 b sub 1 sup 2 b sub 0 sup -3) %epsilon sup 2 + (a sub 2 b sub 0 sup -1 - a sub 2 b sub 1 b sub 0 sup -2 - a sub 1 b sub 2 b sub 1 sup -2 - a sub 0 b sub 3 b sub 0 sup -2 - a sub 1 b sub 1 sup 2 b sub 0 sup -3 + a sub 0 b sub 1 sup 3 b sub 0 sup -4 + 2 a sub 0 b sub 2 b sub 1 b sub 0 sup -3) %epsilon sup 3 newline
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1:24:26.827156000</meta:creation-date>
    <meta:generator>LibreOffice/4.1.3.2$MacOSX_x86 LibreOffice_project/70feb7d99726f064edab4605a8ab840c50ec57a</meta:generator>
  </office:meta>
</office:document-meta>
</file>